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Thumbnails/thumbnail.jpg"/>
  <manifest:file-entry manifest:media-type="text/xml" manifest:full-path="content.xml"/>
  <manifest:file-entry manifest:media-type="image/jpeg" manifest:full-path="Pictures/100000000000140F0000036594D9B23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2.832cm" style:rel-column-width="49467*"/>
    </style:style>
    <style:style style:name="Tabelle1.B" style:family="table-column">
      <style:table-column-properties style:column-width="4.168cm" style:rel-column-width="160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431cm" style:rel-column-width="5513*"/>
    </style:style>
    <style:style style:name="Tabelle2.B" style:family="table-column">
      <style:table-column-properties style:column-width="0.88cm" style:rel-column-width="3392*"/>
    </style:style>
    <style:style style:name="Tabelle2.C" style:family="table-column">
      <style:table-column-properties style:column-width="5.835cm" style:rel-column-width="22495*"/>
    </style:style>
    <style:style style:name="Tabelle2.D" style:family="table-column">
      <style:table-column-properties style:column-width="4.687cm" style:rel-column-width="18069*"/>
    </style:style>
    <style:style style:name="Tabelle2.E" style:family="table-column">
      <style:table-column-properties style:column-width="4.168cm" style:rel-column-width="1606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none"/>
    </style:style>
    <style:style style:name="Tabelle2.A3" style:family="table-cell">
      <style:table-cell-properties fo:padding="0.097cm" fo:border-left="0.002cm solid #000000" fo:border-right="none" fo:border-top="none" fo:border-bottom="0.002cm solid #000000"/>
    </style:style>
    <style:style style:name="Tabelle2.D3" style:family="table-cell">
      <style:table-cell-properties fo:padding="0.097cm" fo:border-left="none" fo:border-right="0.002cm solid #000000" fo:border-top="none" fo:border-bottom="0.002cm solid #000000"/>
    </style:style>
    <style:style style:name="Tabelle2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="none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30%"/>
      <style:text-properties style:font-name="Arial" fo:font-size="14pt" fo:font-weight="bold" style:font-weight-asian="bold" style:font-weight-complex="bold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30%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30%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line-height="130%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line-height="130%"/>
      <style:text-properties style:font-name="Arial" fo:font-size="7pt" style:font-size-asian="7pt" style:font-size-complex="7pt"/>
    </style:style>
    <style:style style:name="P7" style:family="paragraph" style:parent-style-name="Footnote">
      <style:paragraph-properties fo:line-height="130%"/>
      <style:text-properties style:font-name="Arial" fo:font-size="8pt" style:font-size-asian="8pt" style:font-size-complex="8pt"/>
    </style:style>
    <style:style style:name="P8" style:family="paragraph" style:parent-style-name="Table_20_Contents" style:list-style-name="L1">
      <style:paragraph-properties fo:line-height="130%"/>
      <style:text-properties style:font-name="Arial" fo:font-size="8pt" style:font-size-asian="8pt" style:font-size-complex="8pt"/>
    </style:style>
    <style:style style:name="P9" style:family="paragraph" style:parent-style-name="Table_20_Contents" style:list-style-name="L2">
      <style:paragraph-properties fo:line-height="130%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fik1" text:anchor-type="paragraph" svg:width="17cm" svg:height="2.877cm" draw:z-index="0"><draw:image xlink:href="Pictures/100000000000140F0000036594D9B23D.png" xlink:type="simple" xlink:show="embed" xlink:actuate="onLoad"/></draw:frame></text:p>
      <text:p text:style-name="P10"/>
      <text:p text:style-name="P1">Lehrveranstaltungszeugni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Familienname, Vorname(n)</text:p>
            <text:p text:style-name="P5">Asanger, Elisabeth Sophie</text:p>
          </table:table-cell>
          <table:table-cell table:style-name="Tabelle1.B1" office:value-type="string">
            <text:p text:style-name="P3">Geburtsdatum</text:p>
            <text:p text:style-name="P5">02.07.1991</text:p>
          </table:table-cell>
        </table:table-row>
        <table:table-row>
          <table:table-cell table:style-name="Tabelle1.A2" table:number-columns-spanned="2" office:value-type="string">
            <text:p text:style-name="P6">Studium</text:p>
            <text:p text:style-name="P5">Bachelor Kunstwissenschaft und Philosophie <text:span text:style-name="T1">(Studienplan: BKP-2008W)</text:span> </text:p>
          </table:table-cell>
          <table:covered-table-cell/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3">Art <text:note text:id="ftn1" text:note-class="footnote"><text:note-citation>1</text:note-citation><text:note-body><text:p text:style-name="P7">VL (Vorlesung), SV (Spezialvorlesung), VL+KO bzw. SV+KO (Spezial/Vorlesung mit Konversatorium), PS (Proseminar), SE (Seminar), AG (Arbeitsgemeinschaft), UE (Übung), PK (Praktikum), EX (Exkursion), PA (Projektarbeit), KO (Konversatorium)</text:p><text:p text:style-name="P2"/></text:note-body></text:note></text:p>
            <text:p text:style-name="P4">VL+L</text:p>
          </table:table-cell>
          <table:table-cell table:style-name="Tabelle2.A1" office:value-type="string">
            <text:p text:style-name="P3">CP <text:note text:id="ftn2" text:note-class="footnote"><text:note-citation>2</text:note-citation><text:note-body><text:p text:style-name="P7">Studienleistungen werden in Creditpoints (CP) nach ECTS bemessen. 1 CP steht für einen Arbeitsaufwand von 25 bis 30 Stunden zur Erreichung des Bildungsziels der Lehrveranstaltung.</text:p><text:p text:style-name="P2"/></text:note-body></text:note></text:p>
            <text:p text:style-name="P4">5.0</text:p>
          </table:table-cell>
          <table:table-cell table:style-name="Tabelle2.A1" table:number-columns-spanned="2" office:value-type="string">
            <text:p text:style-name="P3">Titel der Lehrveranstaltung</text:p>
            <text:p text:style-name="P4">Kunstgeschichte II (1800–Gegenwart) </text:p>
          </table:table-cell>
          <table:covered-table-cell/>
          <table:table-cell table:style-name="Tabelle2.E1" office:value-type="string">
            <text:p text:style-name="P3">absolviert im Semester</text:p>
            <text:p text:style-name="P4">WS2014</text:p>
          </table:table-cell>
        </table:table-row>
        <table:table-row>
          <table:table-cell table:style-name="Tabelle2.A2" table:number-columns-spanned="5" office:value-type="string">
            <text:p text:style-name="P3">anzurechnen in einem Modul des ##Bachelorstudium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2.A3" table:number-columns-spanned="3" office:value-type="string">
            <text:list xml:id="list9063914803276684556" text:style-name="L1">
              <text:list-item>
                <text:p text:style-name="P8">Einführungsmodul</text:p>
              </text:list-item>
              <text:list-item>
                <text:p text:style-name="P8">Fächermodul Grundkurse</text:p>
              </text:list-item>
              <text:list-item>
                <text:p text:style-name="P8">Fächermodul Vertiefung I</text:p>
              </text:list-item>
              <text:list-item>
                <text:p text:style-name="P8">Thematisches Modul I ("WiEGe")</text:p>
              </text:list-item>
              <text:list-item>
                <text:p text:style-name="P8">Thematisches Modul II ("Kunst etc.")</text:p>
              </text:list-item>
              <text:list-item>
                <text:p text:style-name="P8">Wahlmodul I</text:p>
              </text:list-item>
            </text:list>
          </table:table-cell>
          <table:covered-table-cell/>
          <table:covered-table-cell/>
          <table:table-cell table:style-name="Tabelle2.D3" table:number-columns-spanned="2" office:value-type="string">
            <text:list xml:id="list8714189828872602336" text:style-name="L2">
              <text:list-item>
                <text:p text:style-name="P9">Fächermodul Vertiefung II</text:p>
              </text:list-item>
              <text:list-item>
                <text:p text:style-name="P9">Thematisches Modul III ("Säkularisierung etc.")</text:p>
              </text:list-item>
              <text:list-item>
                <text:p text:style-name="P9">Wahlmodul II</text:p>
              </text:list-item>
              <text:list-item>
                <text:p text:style-name="P9">Diplommodul</text:p>
              </text:list-item>
            </text:list>
          </table:table-cell>
          <table:covered-table-cell/>
        </table:table-row>
        <table:table-row>
          <table:table-cell table:style-name="Tabelle2.A4" table:number-columns-spanned="5" office:value-type="string">
            <text:p text:style-name="P3">Wortlaut der Studienverpflichtung gemäß Studienplan (nur eintragen, wenn der Lehrveranstaltungstitel damit nicht identisch ist)</text:p>
            <text:p text:style-name="P5">Kunstgeschichte II (Moderne)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3">Benotung <text:note text:id="ftn3" text:note-class="footnote"><text:note-citation>3</text:note-citation><text:note-body><text:p text:style-name="P7">Notenskala: Sehr gut (1), gut (2), befriedigend (3), genügend (4), nicht genügend (5). - Bei Lehrveranstaltungen, wo eine Benotung gemäß dieser Notenskala unzweckmäßig ist, lautet die positive Benotung "mit Erfolg teilgenommen", die negative Benotung "ohne Erfolg teilgenommen".</text:p><text:p text:style-name="P2"/></text:note-body></text:note></text:p>
            <text:p text:style-name="P5"/>
            <text:p text:style-name="P2"/>
          </table:table-cell>
          <table:table-cell table:style-name="Tabelle3.A1" office:value-type="string">
            <text:p text:style-name="P3">Prüfer/in</text:p>
            <text:p text:style-name="Standard"/>
          </table:table-cell>
          <table:table-cell table:style-name="Tabelle3.C1" office:value-type="string">
            <text:p text:style-name="P3">Datum Signierung Prüfer/in</text:p>
            <text:p text:style-name="P5"/>
          </table:table-cell>
        </table:table-row>
        <table:table-row>
          <table:table-cell table:style-name="Tabelle3.A2" office:value-type="string">
            <text:p text:style-name="P3"/>
            <text:p text:style-name="P3">Stampiglie KTU Linz / Rektorat</text:p>
            <text:p text:style-name="P5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>Datum Eintrag Prüfungsevidenz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2-21T09:25:55.161000000</meta:creation-date>
    <dc:date>2016-05-23T13:11:13.70</dc:date>
    <meta:editing-duration>PT13M48S</meta:editing-duration>
    <meta:editing-cycles>5</meta:editing-cycles>
    <meta:generator>OpenOffice/4.1.2$Win32 OpenOffice.org_project/412m3$Build-9782</meta:generator>
    <meta:document-statistic meta:table-count="3" meta:image-count="1" meta:object-count="0" meta:page-count="1" meta:paragraph-count="36" meta:word-count="194" meta:character-count="1523"/>
  </office:meta>
</office:document-meta>
</file>